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 style:family="paragraph" style:parent-style-name="Heading">
      <style:text-properties fo:font-size="8pt" style:font-size-asian="8pt" style:font-size-complex="8pt"/>
    </style:style>
    <style:style style:name="P3" style:family="paragraph" style:parent-style-name="Ноcf0мальный">
      <style:text-properties fo:font-size="12pt" fo:language="ru" fo:country="RU" fo:font-weight="bold" style:font-size-asian="12pt" style:font-weight-asian="bold"/>
    </style:style>
    <style:style style:name="P4" style:family="paragraph" style:parent-style-name="Ноcf0мальный">
      <style:paragraph-properties fo:text-align="center" style:justify-single-word="false"/>
      <style:text-properties fo:font-size="12pt" fo:language="ru" fo:country="RU" fo:font-weight="bold" style:font-size-asian="12pt" style:font-weight-asian="bold"/>
    </style:style>
    <style:style style:name="P5" style:family="paragraph" style:parent-style-name="Ноcf0мальный">
      <style:text-properties fo:font-size="12pt" fo:language="ru" fo:country="RU" style:font-size-asian="12pt"/>
    </style:style>
    <style:style style:name="P6" style:family="paragraph" style:parent-style-name="Ноcf0мальный">
      <style:paragraph-properties fo:line-height="150%"/>
      <style:text-properties fo:font-size="12pt" fo:language="ru" fo:country="RU" style:font-size-asian="12pt"/>
    </style:style>
    <style:style style:name="P7" style:family="paragraph" style:parent-style-name="Ноcf0мальный" style:list-style-name="L1">
      <style:text-properties fo:font-size="12pt" fo:language="ru" fo:country="RU" style:font-size-asian="12pt"/>
    </style:style>
    <style:style style:name="P8" style:family="paragraph" style:parent-style-name="Ноcf0мальный">
      <style:paragraph-properties>
        <style:tab-stops>
          <style:tab-stop style:position="0.7874in"/>
        </style:tab-stops>
      </style:paragraph-properties>
      <style:text-properties fo:font-size="12pt" fo:language="ru" fo:country="RU" style:font-size-asian="12pt"/>
    </style:style>
    <style:style style:name="P9" style:family="paragraph" style:parent-style-name="Ноcf0мальный">
      <style:paragraph-properties fo:text-align="justify" style:justify-single-word="false"/>
      <style:text-properties fo:font-size="12pt" fo:language="ru" fo:country="RU" style:font-size-asian="12pt"/>
    </style:style>
    <style:style style:name="P10" style:family="paragraph" style:parent-style-name="Ноcf0мальный">
      <style:text-properties fo:font-size="12pt" style:font-size-asian="12pt"/>
    </style:style>
    <style:style style:name="P11" style:family="paragraph" style:parent-style-name="Ноcf0мальный">
      <style:paragraph-properties fo:text-align="center" style:justify-single-word="false"/>
      <style:text-properties fo:font-size="16pt" fo:language="ru" fo:country="RU" fo:font-weight="bold" style:font-size-asian="16pt" style:font-weight-asian="bold"/>
    </style:style>
    <style:style style:name="P12" style:family="paragraph" style:parent-style-name="Ноcf0мальный">
      <style:paragraph-properties>
        <style:tab-stops>
          <style:tab-stop style:position="2.7563in"/>
        </style:tab-stops>
      </style:paragraph-properties>
      <style:text-properties fo:font-size="8pt" style:font-size-asian="8pt"/>
    </style:style>
    <style:style style:name="P13" style:family="paragraph" style:parent-style-name="Ноcf0мальный">
      <style:text-properties fo:font-size="8pt" fo:language="ru" fo:country="RU" style:font-size-asian="8pt"/>
    </style:style>
    <style:style style:name="P14" style:family="paragraph" style:parent-style-name="Ноcf0мальный">
      <style:paragraph-properties>
        <style:tab-stops>
          <style:tab-stop style:position="2.7563in"/>
        </style:tab-stops>
      </style:paragraph-properties>
      <style:text-properties fo:font-size="8pt" fo:language="ru" fo:country="RU" style:font-size-asian="8pt"/>
    </style:style>
    <style:style style:name="P15" style:family="paragraph" style:parent-style-name="Ноcf0мальный">
      <style:paragraph-properties>
        <style:tab-stops>
          <style:tab-stop style:position="2.3626in"/>
        </style:tab-stops>
      </style:paragraph-properties>
      <style:text-properties fo:font-size="8pt" fo:language="ru" fo:country="RU" style:font-size-asian="8pt"/>
    </style:style>
    <style:style style:name="P16" style:family="paragraph" style:parent-style-name="Ноcf0мальный">
      <style:text-properties fo:font-size="8pt" fo:language="ru" fo:country="RU" fo:font-weight="bold" style:font-size-asian="8pt" style:font-weight-asian="bold"/>
    </style:style>
    <style:style style:name="P17" style:family="paragraph" style:parent-style-name="Ноcf0мальный">
      <style:text-properties fo:font-size="8pt" fo:font-weight="bold" style:font-size-asian="8pt" style:font-weight-asian="bold"/>
    </style:style>
    <style:style style:name="P18" style:family="paragraph" style:parent-style-name="Ноcf0мальный">
      <style:paragraph-properties fo:text-align="center" style:justify-single-word="false"/>
      <style:text-properties fo:language="ru" fo:country="RU" fo:font-weight="bold" style:font-weight-asian="bold"/>
    </style:style>
    <style:style style:name="P19" style:family="paragraph" style:parent-style-name="Ноcf0мальный" style:list-style-name="L1">
      <style:paragraph-properties fo:margin-left="0.1972in" fo:margin-right="0in" fo:text-indent="-0.1972in" style:auto-text-indent="false"/>
      <style:text-properties fo:font-size="12pt" fo:language="ru" fo:country="RU" style:font-size-asian="12pt"/>
    </style:style>
    <style:style style:name="P20" style:family="paragraph" style:parent-style-name="Title" style:master-page-name="Standard">
      <style:paragraph-properties fo:margin-left="0in" fo:margin-right="0in" fo:text-indent="0.4917in" style:auto-text-indent="false" style:page-number="auto"/>
      <style:text-properties style:font-name="Times New Roman" fo:font-size="10pt" style:font-size-asian="10pt" style:font-name-complex="Times New Roman1" style:font-size-complex="10pt"/>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language="ru" fo:country="RU"/>
    </style:style>
    <style:style style:name="T5" style:family="text">
      <style:text-properties style:font-name-complex="Times New Roman"/>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size-complex="12pt" style:font-weight-complex="normal"/>
    </style:style>
    <style:style style:name="T9" style:family="text">
      <style:text-properties fo:letter-spacing="-0.0016in" style:text-underline-style="solid" style:text-underline-width="auto" style:text-underline-color="font-color" style:font-size-complex="12pt"/>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Министерство образования и науки Российской Федерации<text:span text:style-name="T5"><text:line-break/>Федеральное государственное автономное образовательное учреждение высшего образования</text:span></text:p>
      <text:p text:style-name="P2"/>
      <text:p text:style-name="P1">“САНКТ-ПЕТЕРБУРГСКИЙ НАЦИОНАЛЬНЫЙ ИССЛЕДОВАТЕЛЬСКИЙ УНИВЕРСИТЕТ ИНФОРМАЦИОННЫХ ТЕХНОЛОГИЙ,</text:p>
      <text:p text:style-name="P1">МЕХАНИКИ И ОПТИКИ<text:span text:style-name="T1">”</text:span></text:p>
      <text:p text:style-name="P4"/>
      <text:p text:style-name="P11">АННОТАЦИЯ</text:p>
      <text:p text:style-name="P4">ПО МАГИСТЕРСКОЙ ДИССЕРТАЦИИ</text:p>
      <text:p text:style-name="P5"/>
      <text:p text:style-name="P5"/>
      <text:p text:style-name="P5"><text:span text:style-name="T2">Студента</text:span><text:span text:style-name="T7"> <text:s text:c="29"/>Михайлова И. В. <text:s text:c="86"/></text:span></text:p>
      <text:p text:style-name="P14"><text:tab/>( Фамилия, И., О. )</text:p>
      <text:p text:style-name="P3"/>
      <text:p text:style-name="P5"><text:span text:style-name="T2">Факультет</text:span><text:span text:style-name="T8"> <text:s text:c="3"/>Компьютерных технологий и управления <text:s text:c="67"/></text:span></text:p>
      <text:p text:style-name="P13"/>
      <text:p text:style-name="P5"><text:span text:style-name="T2">Кафедра</text:span>___ Вычислительной техники _______________<text:span text:style-name="T2">Группа</text:span>____________6114__________</text:p>
      <text:p text:style-name="P16"/>
      <text:p text:style-name="P5"><text:span text:style-name="T2">Направление подготовки</text:span><text:span text:style-name="T6">______________230100_______________________________________</text:span></text:p>
      <text:p text:style-name="P17"/>
      <text:p text:style-name="P5"><text:span text:style-name="T2">Квалификация(степень)</text:span> ___________ Магистр ________________________________________</text:p>
      <text:p text:style-name="P16"/>
      <text:p text:style-name="P6"><text:span text:style-name="T3">Специальное звание ___________</text:span><text:span text:style-name="T2"> </text:span>Магистр - инженер<text:span text:style-name="T3"> __________________________________</text:span></text:p>
      <text:p text:style-name="P6"><text:span text:style-name="T2">Наименование темы:</text:span>____<text:span text:style-name="T9">Модульная система автоматического тестирования электронной <text:s text:c="10"/>аппаратуры</text:span>__________________________________________________________________________________________________________________________________________________________</text:p>
      <text:p text:style-name="P5">__________________________________________________________________________________</text:p>
      <text:p text:style-name="P5"/>
      <text:p text:style-name="P5"><text:span text:style-name="T2">Научный руководитель_</text:span><text:span text:style-name="T6">Кустарев П. В., доцент, кандидат технических наук____________</text:span></text:p>
      <text:p text:style-name="P15"><text:tab/>( Фамилия, И., О., <text:s/>ученое звание, степень )</text:p>
      <text:p text:style-name="P5"/>
      <text:p text:style-name="P5"><text:span text:style-name="T2">Консультант</text:span>______________________________________________________________________</text:p>
      <text:p text:style-name="P15"><text:tab/>( Фамилия, И., О., <text:s/>ученое звание, степень )</text:p>
      <text:p text:style-name="P5"/>
      <text:p text:style-name="P18">КРАТКОЕ СОДЕРЖАНИЕ <text:s/>МАГИСТЕРСКОЙ ДИССЕРТАЦИИ</text:p>
      <text:p text:style-name="P18">И ОСНОВНЫЕ ВЫВОДЫ</text:p>
      <text:p text:style-name="P18"/>
      <text:p text:style-name="P5"><text:span text:style-name="T2">объем</text:span> <text:s/>___117___ стр., <text:s text:c="2"/><text:span text:style-name="T2">графический материал</text:span> __11___ стр., <text:s text:c="3"/><text:span text:style-name="T2">библиография </text:span>___11__ наим. <text:s/></text:p>
      <text:p text:style-name="P5"><text:s/></text:p>
      <text:list xml:id="list513444807" text:style-name="L1">
        <text:list-item>
          <text:p text:style-name="P7">Направление и задача исследований</text:p>
        </text:list-item>
      </text:list>
      <text:p text:style-name="P5">Направление исследований — информатика и вычислительная техника. Задача — создание автоматической системы тестирования электронной аппаратуры._______________________________________________________________________</text:p>
      <text:p text:style-name="P5">__________________________________________________________________________________</text:p>
      <text:list xml:id="list1454870400" text:continue-numbering="true" text:style-name="L1">
        <text:list-item>
          <text:p text:style-name="P19">Проектная или исследовательская часть (с указанием основных методов исследований, расчетов и результатов)</text:p>
        </text:list-item>
      </text:list>
      <text:p text:style-name="P9">Выполнен анализ современных языков описания тестов. Выбран язык описания тестов, наиболее подходящий поставленной задаче. Разработана архитектура тестирующей системы, спецификации интерфейсов связи модулей, технические требования на разработку платы основного модуля. Разработана система на кристалле основного модуля на базе ПЛИС. В рамках системы на кристалле разработан специализированный процессор и набор аппаратных контроллеров. Разработаны технические требования к программным средствам загрузки тестовых программ и визуализации результатов.</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text:soft-page-break/>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
      <text:list xml:id="list2081400728" text:continue-numbering="true" text:style-name="L1">
        <text:list-item>
          <text:p text:style-name="P19">Новизна полученных результатов___________________________________________________</text:p>
        </text:list-item>
      </text:list>
      <text:p text:style-name="P5">Результатом магистерского проекта явилась законченная система тестирования электронной аппаратуры, не имеющая прямых аналогов.</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list xml:id="list2024164388" text:continue-numbering="true" text:style-name="L1">
        <text:list-item>
          <text:p text:style-name="P19">Является ли работа продолжением курсовых проектов (работ), есть ли публикации</text:p>
        </text:list-item>
      </text:list>
      <text:p text:style-name="P5">Не является, публикаций нет.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text:span text:style-name="T2">Практическая ценность работы. Рекомендации по внедрению_</text:span>_________________________</text:p>
      <text:p text:style-name="P5">Разработанная система внедрена компанией Stardex Oy для тестирования производимого оборудования.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_________________________________________________________________________________</text:p>
      <text:p text:style-name="P5">__________________________________________________________________________________</text:p>
      <text:p text:style-name="P5">__________________________________________________________________________________</text:p>
      <text:p text:style-name="P5"/>
      <text:p text:style-name="P8"><text:tab/>Выпускник___________________________________________________</text:p>
      <text:p text:style-name="P14"><text:tab/>(подпись)</text:p>
      <text:p text:style-name="P14"/>
      <text:p text:style-name="P8"><text:tab/>Научный руководитель_________________________________________</text:p>
      <text:p text:style-name="P12"><text:span text:style-name="T4"><text:tab/></text:span>(подпись)</text:p>
      <text:p text:style-name="P10">“______”__________________ <text:span text:style-name="T4">2</text:span>014 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ru" fo:country="RU"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punctuation-wrap="hanging" style:vertical-align="auto"/>
      <style:text-properties fo:font-size="11pt" fo:font-weight="bold" style:font-size-asian="11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Ноcf0мальный" style:family="paragraph">
      <style:paragraph-properties fo:orphans="2" fo:widows="2" style:text-autospace="none" style:punctuation-wrap="simple" style:vertical-align="baseli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Subtitle" style:default-outline-level="" style:class="chapter">
      <style:paragraph-properties fo:text-align="center" style:justify-single-word="false"/>
      <style:text-properties style:font-name="Arial" fo:font-size="18pt" fo:font-weight="bold" style:font-name-asian="Times New Roman1" style:font-size-asian="18pt" style:font-weight-asian="bold" style:font-name-complex="Arial1"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St1z0" style:family="text">
      <style:text-properties style:font-name="Symbol" style:font-name-complex="Symbol"/>
    </style:style>
    <style:style style:name="Основной_20_шрифт_20_абзаца" style:display-name="Основной шрифт абзаца" style:family="text"/>
    <style:style style:name="_20_Знак" style:display-name=" Знак" style:family="text" style:parent-style-name="Основной_20_шрифт_20_абзаца">
      <style:text-properties fo:font-size="11pt" fo:font-weight="bold" style:font-size-asian="11pt" style:font-weight-asian="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7874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анкт-Петербургский государственный институт</dc:title>
    <meta:initial-creator>Черненко Елена Ефимовна</meta:initial-creator>
    <meta:creation-date>2011-09-29T16:09:00</meta:creation-date>
    <dc:creator>Иван </dc:creator>
    <dc:date>2014-06-05T19:54:25</dc:date>
    <meta:print-date>2014-02-24T17:36:00</meta:print-date>
    <meta:editing-cycles>23</meta:editing-cycles>
    <meta:editing-duration>PT1H19M19S</meta:editing-duration>
    <meta:generator>LibreOffice/3.5$Linux_X86_64 LibreOffice_project/350m1$Build-2</meta:generator>
    <meta:document-statistic meta:table-count="0" meta:image-count="0" meta:object-count="0" meta:page-count="2" meta:paragraph-count="62" meta:word-count="283" meta:character-count="5457" meta:non-whitespace-character-count="5023"/>
    <meta:user-defined meta:name="Info 1"/>
    <meta:user-defined meta:name="Info 2"/>
    <meta:user-defined meta:name="Info 3"/>
    <meta:user-defined meta:name="Info 4"/>
  </office:meta>
</office:document-meta>
</file>